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28.55pt"/>
    </style:style>
    <style:style style:name="co3" style:family="table-column">
      <style:table-column-properties fo:break-before="auto" style:column-width="104.8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inhvien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inhvi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MaSinhVien</text:p>
          </table:table-cell>
          <table:table-cell table:style-name="ce1" office:value-type="string" calcext:value-type="string">
            <text:p>HoTen</text:p>
          </table:table-cell>
          <table:table-cell table:style-name="ce1" office:value-type="string" calcext:value-type="string">
            <text:p>NgaySinh</text:p>
          </table:table-cell>
          <table:table-cell table:style-name="ce1" office:value-type="string" calcext:value-type="string">
            <text:p>GioiTinh</text:p>
          </table:table-cell>
          <table:table-cell table:style-name="ce1" office:value-type="string" calcext:value-type="string">
            <text:p>SDT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MaLop</text:p>
          </table:table-cell>
          <table:table-cell table:style-name="ce1" office:value-type="string" calcext:value-type="string">
            <text:p>MaChuyenNganh</text:p>
          </table:table-cell>
          <table:table-cell table:style-name="ce1" office:value-type="string" calcext:value-type="string">
            <text:p>TinhTrangHoc</text:p>
          </table:table-cell>
          <table:table-cell table:style-name="ce1" office:value-type="string" calcext:value-type="string">
            <text:p>MatKhau</text:p>
          </table:table-cell>
          <table:table-cell table:style-name="ce1" office:value-type="string" calcext:value-type="string">
            <text:p>Quyen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08" calcext:value-type="float">
            <text:p>4051050008</text:p>
          </table:table-cell>
          <table:table-cell table:style-name="ce2" office:value-type="string" calcext:value-type="string">
            <text:p>Phạm Thuý Phương</text:p>
          </table:table-cell>
          <table:table-cell table:style-name="ce3" office:value-type="date" office:date-value="1999-04-26" calcext:value-type="date">
            <text:p>1999-4-26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0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08" calcext:value-type="float">
            <text:p>405105000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11" calcext:value-type="float">
            <text:p>4051050011</text:p>
          </table:table-cell>
          <table:table-cell table:style-name="ce2" office:value-type="string" calcext:value-type="string">
            <text:p>Trần Thái Nguyên</text:p>
          </table:table-cell>
          <table:table-cell table:style-name="ce3" office:value-type="date" office:date-value="1999-12-10" calcext:value-type="date">
            <text:p>1999-12-1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11" calcext:value-type="float">
            <text:p>40510500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12" calcext:value-type="float">
            <text:p>4051050012</text:p>
          </table:table-cell>
          <table:table-cell table:style-name="ce2" office:value-type="string" calcext:value-type="string">
            <text:p>Hà Võ Quỳnh Trâm</text:p>
          </table:table-cell>
          <table:table-cell table:style-name="ce3" office:value-type="date" office:date-value="1999-06-21" calcext:value-type="date">
            <text:p>1999-6-21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0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12" calcext:value-type="float">
            <text:p>40510500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14" calcext:value-type="float">
            <text:p>4051050014</text:p>
          </table:table-cell>
          <table:table-cell table:style-name="ce2" office:value-type="string" calcext:value-type="string">
            <text:p>Nguyễn Văn Hiếu</text:p>
          </table:table-cell>
          <table:table-cell table:style-name="ce3" office:value-type="date" office:date-value="1999-08-12" calcext:value-type="date">
            <text:p>1999-8-1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14" calcext:value-type="float">
            <text:p>40510500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15" calcext:value-type="float">
            <text:p>4051050015</text:p>
          </table:table-cell>
          <table:table-cell table:style-name="ce2" office:value-type="string" calcext:value-type="string">
            <text:p>Nguyễn Đức Thanh Hoàn</text:p>
          </table:table-cell>
          <table:table-cell table:style-name="ce3" office:value-type="date" office:date-value="1999-03-20" calcext:value-type="date">
            <text:p>1999-3-2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15" calcext:value-type="float">
            <text:p>40510500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16" calcext:value-type="float">
            <text:p>4051050016</text:p>
          </table:table-cell>
          <table:table-cell table:style-name="ce2" office:value-type="string" calcext:value-type="string">
            <text:p>Nguyễn Phương Nam</text:p>
          </table:table-cell>
          <table:table-cell table:style-name="ce3" office:value-type="date" office:date-value="1999-11-04" calcext:value-type="date">
            <text:p>1999-11-4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16" calcext:value-type="float">
            <text:p>405105001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23" calcext:value-type="float">
            <text:p>4051050023</text:p>
          </table:table-cell>
          <table:table-cell table:style-name="ce2" office:value-type="string" calcext:value-type="string">
            <text:p>Ngô Xuân Lộc</text:p>
          </table:table-cell>
          <table:table-cell table:style-name="ce3" office:value-type="date" office:date-value="1999-04-28" calcext:value-type="date">
            <text:p>1999-4-28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23" calcext:value-type="float">
            <text:p>405105002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24" calcext:value-type="float">
            <text:p>4051050024</text:p>
          </table:table-cell>
          <table:table-cell table:style-name="ce2" office:value-type="string" calcext:value-type="string">
            <text:p>Nguyễn Minh Vươn</text:p>
          </table:table-cell>
          <table:table-cell table:style-name="ce3" office:value-type="date" office:date-value="1999-02-02" calcext:value-type="date">
            <text:p>1999-2-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24" calcext:value-type="float">
            <text:p>405105002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35" calcext:value-type="float">
            <text:p>4051050035</text:p>
          </table:table-cell>
          <table:table-cell table:style-name="ce2" office:value-type="string" calcext:value-type="string">
            <text:p>Phan Thanh Nhật</text:p>
          </table:table-cell>
          <table:table-cell table:style-name="ce3" office:value-type="date" office:date-value="1998-11-04" calcext:value-type="date">
            <text:p>1998-11-4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35" calcext:value-type="float">
            <text:p>405105003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36" calcext:value-type="float">
            <text:p>4051050036</text:p>
          </table:table-cell>
          <table:table-cell table:style-name="ce2" office:value-type="string" calcext:value-type="string">
            <text:p>Nguyễn Minh Thi</text:p>
          </table:table-cell>
          <table:table-cell table:style-name="ce3" office:value-type="date" office:date-value="1999-10-10" calcext:value-type="date">
            <text:p>1999-10-1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36" calcext:value-type="float">
            <text:p>405105003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37" calcext:value-type="float">
            <text:p>4051050037</text:p>
          </table:table-cell>
          <table:table-cell table:style-name="ce2" office:value-type="string" calcext:value-type="string">
            <text:p>Nguyễn Trọng Chơn</text:p>
          </table:table-cell>
          <table:table-cell table:style-name="ce3" office:value-type="date" office:date-value="1999-09-19" calcext:value-type="date">
            <text:p>1999-9-19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Buộc thôi học</text:p>
          </table:table-cell>
          <table:table-cell table:style-name="ce2" office:value-type="float" office:value="4051050037" calcext:value-type="float">
            <text:p>405105003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39" calcext:value-type="float">
            <text:p>4051050039</text:p>
          </table:table-cell>
          <table:table-cell table:style-name="ce2" office:value-type="string" calcext:value-type="string">
            <text:p>Nguyễn Thị Kiều Duyên</text:p>
          </table:table-cell>
          <table:table-cell table:style-name="ce3" office:value-type="date" office:date-value="1999-08-22" calcext:value-type="date">
            <text:p>1999-8-22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0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39" calcext:value-type="float">
            <text:p>405105003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43" calcext:value-type="float">
            <text:p>4051050043</text:p>
          </table:table-cell>
          <table:table-cell table:style-name="ce2" office:value-type="string" calcext:value-type="string">
            <text:p>Huỳnh Trọng Nghĩa</text:p>
          </table:table-cell>
          <table:table-cell table:style-name="ce3" office:value-type="date" office:date-value="1996-07-02" calcext:value-type="date">
            <text:p>1996-7-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Buộc thôi học</text:p>
          </table:table-cell>
          <table:table-cell table:style-name="ce2" office:value-type="float" office:value="4051050043" calcext:value-type="float">
            <text:p>405105004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45" calcext:value-type="float">
            <text:p>4051050045</text:p>
          </table:table-cell>
          <table:table-cell table:style-name="ce2" office:value-type="string" calcext:value-type="string">
            <text:p>Nguyễn Huy Hoàng</text:p>
          </table:table-cell>
          <table:table-cell table:style-name="ce3" office:value-type="date" office:date-value="1999-11-21" calcext:value-type="date">
            <text:p>1999-11-2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45" calcext:value-type="float">
            <text:p>405105004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47" calcext:value-type="float">
            <text:p>4051050047</text:p>
          </table:table-cell>
          <table:table-cell table:style-name="ce2" office:value-type="string" calcext:value-type="string">
            <text:p>Lưu Văn Thịnh</text:p>
          </table:table-cell>
          <table:table-cell table:style-name="ce3" office:value-type="date" office:date-value="1999-01-10" calcext:value-type="date">
            <text:p>1999-1-1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47" calcext:value-type="float">
            <text:p>405105004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53" calcext:value-type="float">
            <text:p>4051050053</text:p>
          </table:table-cell>
          <table:table-cell table:style-name="ce2" office:value-type="string" calcext:value-type="string">
            <text:p>Lê Văn Tường</text:p>
          </table:table-cell>
          <table:table-cell table:style-name="ce3" office:value-type="date" office:date-value="1999-08-26" calcext:value-type="date">
            <text:p>1999-8-26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53" calcext:value-type="float">
            <text:p>405105005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56" calcext:value-type="float">
            <text:p>4051050056</text:p>
          </table:table-cell>
          <table:table-cell table:style-name="ce2" office:value-type="string" calcext:value-type="string">
            <text:p>Tô Thị Kiều Oanh</text:p>
          </table:table-cell>
          <table:table-cell table:style-name="ce3" office:value-type="date" office:date-value="1999-03-12" calcext:value-type="date">
            <text:p>1999-3-12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0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56" calcext:value-type="float">
            <text:p>405105005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59" calcext:value-type="float">
            <text:p>4051050059</text:p>
          </table:table-cell>
          <table:table-cell table:style-name="ce2" office:value-type="string" calcext:value-type="string">
            <text:p>Phạm Quốc Cường</text:p>
          </table:table-cell>
          <table:table-cell table:style-name="ce3" office:value-type="date" office:date-value="1999-05-02" calcext:value-type="date">
            <text:p>1999-5-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Buộc thôi học</text:p>
          </table:table-cell>
          <table:table-cell table:style-name="ce2" office:value-type="float" office:value="4051050059" calcext:value-type="float">
            <text:p>405105005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66" calcext:value-type="float">
            <text:p>4051050066</text:p>
          </table:table-cell>
          <table:table-cell table:style-name="ce2" office:value-type="string" calcext:value-type="string">
            <text:p>Lê Uyển Ny</text:p>
          </table:table-cell>
          <table:table-cell table:style-name="ce3" office:value-type="date" office:date-value="1999-11-21" calcext:value-type="date">
            <text:p>1999-11-21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0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Buộc thôi học</text:p>
          </table:table-cell>
          <table:table-cell table:style-name="ce2" office:value-type="float" office:value="4051050066" calcext:value-type="float">
            <text:p>405105006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69" calcext:value-type="float">
            <text:p>4051050069</text:p>
          </table:table-cell>
          <table:table-cell table:style-name="ce2" office:value-type="string" calcext:value-type="string">
            <text:p>Nguyễn Thị Kim Chi</text:p>
          </table:table-cell>
          <table:table-cell table:style-name="ce3" office:value-type="date" office:date-value="1999-10-17" calcext:value-type="date">
            <text:p>1999-10-17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0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Buộc thôi học</text:p>
          </table:table-cell>
          <table:table-cell table:style-name="ce2" office:value-type="float" office:value="4051050069" calcext:value-type="float">
            <text:p>405105006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75" calcext:value-type="float">
            <text:p>4051050075</text:p>
          </table:table-cell>
          <table:table-cell table:style-name="ce2" office:value-type="string" calcext:value-type="string">
            <text:p>Nguyễn Văn Hải</text:p>
          </table:table-cell>
          <table:table-cell table:style-name="ce3" office:value-type="date" office:date-value="1999-05-03" calcext:value-type="date">
            <text:p>1999-5-3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75" calcext:value-type="float">
            <text:p>405105007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79" calcext:value-type="float">
            <text:p>4051050079</text:p>
          </table:table-cell>
          <table:table-cell table:style-name="ce2" office:value-type="string" calcext:value-type="string">
            <text:p>Lưu Đức Mạnh</text:p>
          </table:table-cell>
          <table:table-cell table:style-name="ce3" office:value-type="date" office:date-value="1999-01-01" calcext:value-type="date">
            <text:p>1999-1-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79" calcext:value-type="float">
            <text:p>405105007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87" calcext:value-type="float">
            <text:p>4051050087</text:p>
          </table:table-cell>
          <table:table-cell table:style-name="ce2" office:value-type="string" calcext:value-type="string">
            <text:p>Ngô Quang Khải</text:p>
          </table:table-cell>
          <table:table-cell table:style-name="ce3" office:value-type="date" office:date-value="1999-12-06" calcext:value-type="date">
            <text:p>1999-12-6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Buộc thôi học</text:p>
          </table:table-cell>
          <table:table-cell table:style-name="ce2" office:value-type="float" office:value="4051050087" calcext:value-type="float">
            <text:p>405105008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88" calcext:value-type="float">
            <text:p>4051050088</text:p>
          </table:table-cell>
          <table:table-cell table:style-name="ce2" office:value-type="string" calcext:value-type="string">
            <text:p>Phan Phúc Thịnh</text:p>
          </table:table-cell>
          <table:table-cell table:style-name="ce3" office:value-type="date" office:date-value="1997-05-19" calcext:value-type="date">
            <text:p>1997-5-19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88" calcext:value-type="float">
            <text:p>405105008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91" calcext:value-type="float">
            <text:p>4051050091</text:p>
          </table:table-cell>
          <table:table-cell table:style-name="ce2" office:value-type="string" calcext:value-type="string">
            <text:p>Võ Quốc Tuấn</text:p>
          </table:table-cell>
          <table:table-cell table:style-name="ce3" office:value-type="date" office:date-value="1999-02-23" calcext:value-type="date">
            <text:p>1999-2-23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Buộc thôi học</text:p>
          </table:table-cell>
          <table:table-cell table:style-name="ce2" office:value-type="float" office:value="4051050091" calcext:value-type="float">
            <text:p>405105009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95" calcext:value-type="float">
            <text:p>4051050095</text:p>
          </table:table-cell>
          <table:table-cell table:style-name="ce2" office:value-type="string" calcext:value-type="string">
            <text:p>Võ Vương</text:p>
          </table:table-cell>
          <table:table-cell table:style-name="ce3" office:value-type="date" office:date-value="1999-10-27" calcext:value-type="date">
            <text:p>1999-10-27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Buộc thôi học</text:p>
          </table:table-cell>
          <table:table-cell table:style-name="ce2" office:value-type="float" office:value="4051050095" calcext:value-type="float">
            <text:p>405105009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08" calcext:value-type="float">
            <text:p>4051050108</text:p>
          </table:table-cell>
          <table:table-cell table:style-name="ce2" office:value-type="string" calcext:value-type="string">
            <text:p>Nguyễn Thị Thanh Loan</text:p>
          </table:table-cell>
          <table:table-cell table:style-name="ce3" office:value-type="date" office:date-value="1999-11-23" calcext:value-type="date">
            <text:p>1999-11-23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0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Buộc thôi học</text:p>
          </table:table-cell>
          <table:table-cell table:style-name="ce2" office:value-type="float" office:value="4051050108" calcext:value-type="float">
            <text:p>405105010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09" calcext:value-type="float">
            <text:p>4051050109</text:p>
          </table:table-cell>
          <table:table-cell table:style-name="ce2" office:value-type="string" calcext:value-type="string">
            <text:p>Hồ Văn Phúc</text:p>
          </table:table-cell>
          <table:table-cell table:style-name="ce3" office:value-type="date" office:date-value="1999-07-12" calcext:value-type="date">
            <text:p>1999-7-1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09" calcext:value-type="float">
            <text:p>40510501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11" calcext:value-type="float">
            <text:p>4051050111</text:p>
          </table:table-cell>
          <table:table-cell table:style-name="ce2" office:value-type="string" calcext:value-type="string">
            <text:p>Nguyễn Khắc Mừng</text:p>
          </table:table-cell>
          <table:table-cell table:style-name="ce3" office:value-type="date" office:date-value="1999-08-16" calcext:value-type="date">
            <text:p>1999-8-16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11" calcext:value-type="float">
            <text:p>40510501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12" calcext:value-type="float">
            <text:p>4051050112</text:p>
          </table:table-cell>
          <table:table-cell table:style-name="ce2" office:value-type="string" calcext:value-type="string">
            <text:p>Nguyễn Hoàng Đăng</text:p>
          </table:table-cell>
          <table:table-cell table:style-name="ce3" office:value-type="date" office:date-value="1999-07-23" calcext:value-type="date">
            <text:p>1999-7-23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Buộc thôi học</text:p>
          </table:table-cell>
          <table:table-cell table:style-name="ce2" office:value-type="float" office:value="4051050112" calcext:value-type="float">
            <text:p>40510501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15" calcext:value-type="float">
            <text:p>4051050115</text:p>
          </table:table-cell>
          <table:table-cell table:style-name="ce2" office:value-type="string" calcext:value-type="string">
            <text:p>Giáp Lượng</text:p>
          </table:table-cell>
          <table:table-cell table:style-name="ce3" office:value-type="date" office:date-value="1999-08-20" calcext:value-type="date">
            <text:p>1999-8-2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Buộc thôi học</text:p>
          </table:table-cell>
          <table:table-cell table:style-name="ce2" office:value-type="float" office:value="4051050115" calcext:value-type="float">
            <text:p>40510501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16" calcext:value-type="float">
            <text:p>4051050116</text:p>
          </table:table-cell>
          <table:table-cell table:style-name="ce2" office:value-type="string" calcext:value-type="string">
            <text:p>Võ Lê Trung Chiến</text:p>
          </table:table-cell>
          <table:table-cell table:style-name="ce3" office:value-type="date" office:date-value="1999-09-24" calcext:value-type="date">
            <text:p>1999-9-24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16" calcext:value-type="float">
            <text:p>405105011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22" calcext:value-type="float">
            <text:p>4051050122</text:p>
          </table:table-cell>
          <table:table-cell table:style-name="ce2" office:value-type="string" calcext:value-type="string">
            <text:p>Hồ Xuân Long</text:p>
          </table:table-cell>
          <table:table-cell table:style-name="ce3" office:value-type="date" office:date-value="1998-08-20" calcext:value-type="date">
            <text:p>1998-8-2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22" calcext:value-type="float">
            <text:p>405105012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23" calcext:value-type="float">
            <text:p>4051050123</text:p>
          </table:table-cell>
          <table:table-cell table:style-name="ce2" office:value-type="string" calcext:value-type="string">
            <text:p>Nguyễn Văn Hậu</text:p>
          </table:table-cell>
          <table:table-cell table:style-name="ce3" office:value-type="date" office:date-value="1997-11-26" calcext:value-type="date">
            <text:p>1997-11-26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Buộc thôi học</text:p>
          </table:table-cell>
          <table:table-cell table:style-name="ce2" office:value-type="float" office:value="4051050123" calcext:value-type="float">
            <text:p>405105012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37" calcext:value-type="float">
            <text:p>4051050137</text:p>
          </table:table-cell>
          <table:table-cell table:style-name="ce2" office:value-type="string" calcext:value-type="string">
            <text:p>Nguyễn Văn Đổng</text:p>
          </table:table-cell>
          <table:table-cell table:style-name="ce3" office:value-type="date" office:date-value="1998-02-20" calcext:value-type="date">
            <text:p>1998-2-2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37" calcext:value-type="float">
            <text:p>405105013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38" calcext:value-type="float">
            <text:p>4051050138</text:p>
          </table:table-cell>
          <table:table-cell table:style-name="ce2" office:value-type="string" calcext:value-type="string">
            <text:p>Nguyễn Thị Ngân</text:p>
          </table:table-cell>
          <table:table-cell table:style-name="ce3" office:value-type="date" office:date-value="1999-04-05" calcext:value-type="date">
            <text:p>1999-4-5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0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38" calcext:value-type="float">
            <text:p>405105013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39" calcext:value-type="float">
            <text:p>4051050139</text:p>
          </table:table-cell>
          <table:table-cell table:style-name="ce2" office:value-type="string" calcext:value-type="string">
            <text:p>Đặng Hoàng Nhi</text:p>
          </table:table-cell>
          <table:table-cell table:style-name="ce3" office:value-type="date" office:date-value="1992-05-20" calcext:value-type="date">
            <text:p>1992-5-2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Buộc thôi học</text:p>
          </table:table-cell>
          <table:table-cell table:style-name="ce2" office:value-type="float" office:value="4051050139" calcext:value-type="float">
            <text:p>405105013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49" calcext:value-type="float">
            <text:p>4051050149</text:p>
          </table:table-cell>
          <table:table-cell table:style-name="ce2" office:value-type="string" calcext:value-type="string">
            <text:p>Bùi Thị Kim Qua</text:p>
          </table:table-cell>
          <table:table-cell table:style-name="ce3" office:value-type="date" office:date-value="1999-03-11" calcext:value-type="date">
            <text:p>1999-3-11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0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49" calcext:value-type="float">
            <text:p>405105014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51" calcext:value-type="float">
            <text:p>4051050151</text:p>
          </table:table-cell>
          <table:table-cell table:style-name="ce2" office:value-type="string" calcext:value-type="string">
            <text:p>Lê Văn Lợi</text:p>
          </table:table-cell>
          <table:table-cell table:style-name="ce3" office:value-type="date" office:date-value="1999-07-28" calcext:value-type="date">
            <text:p>1999-7-28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51" calcext:value-type="float">
            <text:p>405105015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57" calcext:value-type="float">
            <text:p>4051050157</text:p>
          </table:table-cell>
          <table:table-cell table:style-name="ce2" office:value-type="string" calcext:value-type="string">
            <text:p>Phạm Vũ Minh Đức</text:p>
          </table:table-cell>
          <table:table-cell table:style-name="ce3" office:value-type="date" office:date-value="1999-08-05" calcext:value-type="date">
            <text:p>1999-8-5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57" calcext:value-type="float">
            <text:p>405105015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58" calcext:value-type="float">
            <text:p>4051050158</text:p>
          </table:table-cell>
          <table:table-cell table:style-name="ce2" office:value-type="string" calcext:value-type="string">
            <text:p>Trần Ngọc Nghĩa</text:p>
          </table:table-cell>
          <table:table-cell table:style-name="ce3" office:value-type="date" office:date-value="1999-10-02" calcext:value-type="date">
            <text:p>1999-10-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58" calcext:value-type="float">
            <text:p>405105015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59" calcext:value-type="float">
            <text:p>4051050159</text:p>
          </table:table-cell>
          <table:table-cell table:style-name="ce2" office:value-type="string" calcext:value-type="string">
            <text:p>Huỳnh Đông Dương</text:p>
          </table:table-cell>
          <table:table-cell table:style-name="ce3" office:value-type="date" office:date-value="1998-05-11" calcext:value-type="date">
            <text:p>1998-5-1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59" calcext:value-type="float">
            <text:p>405105015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66" calcext:value-type="float">
            <text:p>4051050166</text:p>
          </table:table-cell>
          <table:table-cell table:style-name="ce2" office:value-type="string" calcext:value-type="string">
            <text:p>Huỳnh Tấn Phát</text:p>
          </table:table-cell>
          <table:table-cell table:style-name="ce3" office:value-type="date" office:date-value="1999-08-10" calcext:value-type="date">
            <text:p>1999-8-1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66" calcext:value-type="float">
            <text:p>405105016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67" calcext:value-type="float">
            <text:p>4051050167</text:p>
          </table:table-cell>
          <table:table-cell table:style-name="ce2" office:value-type="string" calcext:value-type="string">
            <text:p>Huỳnh Nguyễn Anh Việt</text:p>
          </table:table-cell>
          <table:table-cell table:style-name="ce3" office:value-type="date" office:date-value="1999-10-03" calcext:value-type="date">
            <text:p>1999-10-3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67" calcext:value-type="float">
            <text:p>405105016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75" calcext:value-type="float">
            <text:p>4051050175</text:p>
          </table:table-cell>
          <table:table-cell table:style-name="ce2" office:value-type="string" calcext:value-type="string">
            <text:p>Nguyễn Chấn</text:p>
          </table:table-cell>
          <table:table-cell table:style-name="ce3" office:value-type="date" office:date-value="1999-12-15" calcext:value-type="date">
            <text:p>1999-12-15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Buộc thôi học</text:p>
          </table:table-cell>
          <table:table-cell table:style-name="ce2" office:value-type="float" office:value="4051050175" calcext:value-type="float">
            <text:p>405105017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80" calcext:value-type="float">
            <text:p>4051050180</text:p>
          </table:table-cell>
          <table:table-cell table:style-name="ce2" office:value-type="string" calcext:value-type="string">
            <text:p>Nguyễn Chí Thạch</text:p>
          </table:table-cell>
          <table:table-cell table:style-name="ce3" office:value-type="date" office:date-value="1998-07-20" calcext:value-type="date">
            <text:p>1998-7-2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80" calcext:value-type="float">
            <text:p>405105018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86" calcext:value-type="float">
            <text:p>4051050186</text:p>
          </table:table-cell>
          <table:table-cell table:style-name="ce2" office:value-type="string" calcext:value-type="string">
            <text:p>Trần Đắc Kỳ</text:p>
          </table:table-cell>
          <table:table-cell table:style-name="ce3" office:value-type="date" office:date-value="1999-09-24" calcext:value-type="date">
            <text:p>1999-9-24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86" calcext:value-type="float">
            <text:p>405105018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88" calcext:value-type="float">
            <text:p>4051050188</text:p>
          </table:table-cell>
          <table:table-cell table:style-name="ce2" office:value-type="string" calcext:value-type="string">
            <text:p>Đào Văn Lợi</text:p>
          </table:table-cell>
          <table:table-cell table:style-name="ce3" office:value-type="date" office:date-value="1999-03-14" calcext:value-type="date">
            <text:p>1999-3-14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88" calcext:value-type="float">
            <text:p>405105018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94" calcext:value-type="float">
            <text:p>4051050194</text:p>
          </table:table-cell>
          <table:table-cell table:style-name="ce2" office:value-type="string" calcext:value-type="string">
            <text:p>Nguyễn Thị Thu Hiền</text:p>
          </table:table-cell>
          <table:table-cell table:style-name="ce3" office:value-type="date" office:date-value="1999-06-22" calcext:value-type="date">
            <text:p>1999-6-22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0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94" calcext:value-type="float">
            <text:p>405105019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95" calcext:value-type="float">
            <text:p>4051050195</text:p>
          </table:table-cell>
          <table:table-cell table:style-name="ce2" office:value-type="string" calcext:value-type="string">
            <text:p>Bùi Thị Kim Ngân</text:p>
          </table:table-cell>
          <table:table-cell table:style-name="ce3" office:value-type="date" office:date-value="1999-06-10" calcext:value-type="date">
            <text:p>1999-6-10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0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Buộc thôi học</text:p>
          </table:table-cell>
          <table:table-cell table:style-name="ce2" office:value-type="float" office:value="4051050195" calcext:value-type="float">
            <text:p>405105019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98" calcext:value-type="float">
            <text:p>4051050198</text:p>
          </table:table-cell>
          <table:table-cell table:style-name="ce2" office:value-type="string" calcext:value-type="string">
            <text:p>Trương Thị Phương Thảo</text:p>
          </table:table-cell>
          <table:table-cell table:style-name="ce3" office:value-type="date" office:date-value="1996-11-03" calcext:value-type="date">
            <text:p>1996-11-3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0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Buộc thôi học</text:p>
          </table:table-cell>
          <table:table-cell table:style-name="ce2" office:value-type="float" office:value="4051050198" calcext:value-type="float">
            <text:p>405105019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215" calcext:value-type="float">
            <text:p>4051050215</text:p>
          </table:table-cell>
          <table:table-cell table:style-name="ce2" office:value-type="string" calcext:value-type="string">
            <text:p>Nguyễn Công Thành</text:p>
          </table:table-cell>
          <table:table-cell table:style-name="ce3" office:value-type="date" office:date-value="1999-07-20" calcext:value-type="date">
            <text:p>1999-7-2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215" calcext:value-type="float">
            <text:p>40510502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9001" calcext:value-type="float">
            <text:p>4051059001</text:p>
          </table:table-cell>
          <table:table-cell table:style-name="ce2" office:value-type="string" calcext:value-type="string">
            <text:p>Lê Văn Thơ</text:p>
          </table:table-cell>
          <table:table-cell table:style-name="ce3" office:value-type="date" office:date-value="1998-11-17" calcext:value-type="date">
            <text:p>1998-11-17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9001" calcext:value-type="float">
            <text:p>405105900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89">
          <table:table-cell table:number-columns-repeated="2"/>
          <table:table-cell table:style-name="ce4"/>
          <table:table-cell table:number-columns-repeated="1021"/>
        </table:table-row>
        <table:table-row table:style-name="ro2" table:number-rows-repeated="10484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/>
      <number:text>-</number:text>
      <number:day/>
    </number:date-style>
    <number:date-style style:name="N126">
      <number:year/>
      <number:text>-</number:text>
      <number:month/>
      <number:text>-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inhvien" style:display-name="PageStyle_sinhvi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88" meta:object-count="0"/>
    <meta:generator>LibreOfficeDev/6.0.5.2$Linux_X86_64 LibreOffice_project/</meta:generator>
  </office:meta>
</office:document-meta>
</file>